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style:writing-mode="lr-tb"/>
      <style:text-properties officeooo:paragraph-rsid="00066c2f"/>
    </style:style>
    <style:style style:name="P3" style:family="paragraph" style:parent-style-name="Preformatted_20_Text">
      <style:text-properties officeooo:paragraph-rsid="00066c2f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66c2f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to: Componente de Consulta de CEP</text:h>
      <text:h text:style-name="Heading_20_3" text:outline-level="3">Descrição</text:h>
      <text:p text:style-name="Text_20_body">Este projeto é um componente Delphi para realizar consultas de CEP via APIs, com suporte a diferentes formatos de retorno, como JSON e XML. Ele permite realizar buscas por CEP ou endereço e retorna os dados de endereço completos, além de eventos para lidar com o sucesso ou falha da consulta.</text:p>
      <text:h text:style-name="Heading_20_3" text:outline-level="3">Estrutura do Projeto <text:span text:style-name="T1">(Componente)</text:span></text:h>
      <text:p text:style-name="Preformatted_20_Text"/>
      <text:p text:style-name="P1"><text:span text:style-name="Source_20_Text">/src</text:span></text:p>
      <text:p text:style-name="P1"><text:span text:style-name="Source_20_Text"><text:s text:c="2"/>|-- CConsultaCEP.pas</text:span></text:p>
      <text:p text:style-name="P1"><text:span text:style-name="Source_20_Text"><text:s text:c="2"/>|-- CConsultaCEP.Classes.pas</text:span></text:p>
      <text:p text:style-name="P1"><text:span text:style-name="Source_20_Text"><text:s text:c="2"/>|-- CConsultaCEP.EventsAndEnums.pas</text:span></text:p>
      <text:p text:style-name="P1"><text:span text:style-name="Source_20_Text"><text:s text:c="2"/>|-- CConsultaCEP.StrategyRetornoJSON.pas</text:span></text:p>
      <text:p text:style-name="P1"><text:span text:style-name="Source_20_Text"><text:s text:c="2"/>|-- CconsultaCEP.StrategyRetornoXML.pas</text:span></text:p>
      <text:p text:style-name="P2"><text:span text:style-name="Source_20_Text"><text:s text:c="2"/>|-- CconsultaCEP.HTTPIndy.pas</text:span></text:p>
      <text:p text:style-name="P2"><text:span text:style-name="Source_20_Text"><text:s text:c="2"/>|-- CconsultaCEP.Intf.pas</text:span></text:p>
      <text:p text:style-name="P2"><text:span text:style-name="Source_20_Text"><text:s text:c="2"/>|-- CConsultaCEP.StrategyFactory</text:span></text:p>
      <text:p text:style-name="P1"/>
      <text:p text:style-name="P1"><text:span text:style-name="Source_20_Text"/></text:p>
      <text:h text:style-name="Heading_20_3" text:outline-level="3">Design Patterns Utilizados</text:h>
      <text:list text:style-name="L1">
        <text:list-item>
          <text:p text:style-name="P4"><text:span text:style-name="Strong_20_Emphasis">Strategy Pattern</text:span>: Utilizado para selecionar dinamicamente a estratégia de retorno da consulta (JSON ou XML), conforme a necessidade.</text:p>
        </text:list-item>
        <text:list-item>
          <text:p text:style-name="P4"><text:span text:style-name="Strong_20_Emphasis">Observer Pattern</text:span>: Utilizado para notificar o chamador através de eventos (<text:span text:style-name="Source_20_Text">OnResult</text:span>, <text:span text:style-name="Source_20_Text">OnError</text:span>) sobre o resultado ou falha das consultas.</text:p>
        </text:list-item>
        <text:list-item>
          <text:p text:style-name="P4"><text:span text:style-name="Strong_20_Emphasis">Factory Pattern</text:span>: <text:s/><text:span text:style-name="T1">Foi utilizada</text:span> uma fábrica para criar as instâncias das estratégias.</text:p>
        </text:list-item>
      </text:list>
      <text:p text:style-name="Text_20_body"/>
      <text:h text:style-name="Heading_20_3" text:outline-level="3">Dependências</text:h>
      <text:list text:style-name="L2">
        <text:list-item>
          <text:p text:style-name="P6"><text:span text:style-name="Strong_20_Emphasis">REST.Json</text:span>: Para manipulação de JSON.</text:p>
        </text:list-item>
        <text:list-item>
          <text:p text:style-name="P6"><text:span text:style-name="Strong_20_Emphasis">MSXML</text:span>: Para manipulação de XML. </text:p>
        </text:list-item>
        <text:list-item>
          <text:p text:style-name="P5"><text:span text:style-name="Strong_20_Emphasis">DUnitX</text:span>: Utilizado para testes unitários e de integração.</text:p>
        </text:list-item>
      </text:list>
      <text:h text:style-name="Heading_20_3" text:outline-level="3">Como Utilizar o Componente</text:h>
      <text:list text:style-name="L3">
        <text:list-item>
          <text:p text:style-name="P7"><text:span text:style-name="Strong_20_Emphasis">Configuração Inicial</text:span>: Adicione o componente ao seu projeto, configure o formato de retorno desejado (JSON ou XML), e forneça eventos para capturar o sucesso ou erro da consulta.</text:p>
        </text:list-item>
      </text:list>
      <text:p text:style-name="Preformatted_20_Text"><text:span text:style-name="Source_20_Text">procedure TForm7.BitBtn1Click(Sender: TObject);</text:span></text:p>
      <text:p text:style-name="Preformatted_20_Text"><text:span text:style-name="Source_20_Text">var</text:span></text:p>
      <text:p text:style-name="Preformatted_20_Text"><text:span text:style-name="Source_20_Text"><text:s text:c="2"/>ConsultaCEP: TSysConsultaCEP;</text:span></text:p>
      <text:p text:style-name="Preformatted_20_Text"><text:span text:style-name="Source_20_Text">begin</text:span></text:p>
      <text:p text:style-name="Preformatted_20_Text"><text:span text:style-name="Source_20_Text"><text:s text:c="2"/>ConsultaCEP := TSysConsultaCEP.Create(nil);</text:span></text:p>
      <text:p text:style-name="Preformatted_20_Text"><text:span text:style-name="Source_20_Text"><text:s text:c="2"/>try</text:span></text:p>
      <text:p text:style-name="Preformatted_20_Text"><text:span text:style-name="Source_20_Text"><text:s text:c="4"/>ConsultaCEP.RetornoTipo := JSON; <text:s/>// ou XML</text:span></text:p>
      <text:p text:style-name="Preformatted_20_Text"><text:span text:style-name="Source_20_Text"><text:s text:c="4"/>ConsultaCEP.OnResult := OnResult;</text:span></text:p>
      <text:p text:style-name="Preformatted_20_Text"><text:span text:style-name="Source_20_Text"><text:s text:c="4"/>ConsultaCEP.OnError <text:s/>:= OnErro;</text:span></text:p>
      <text:p text:style-name="Preformatted_20_Text"><text:span text:style-name="Source_20_Text"><text:s text:c="4"/>ConsultaCEP.ConsultarPorCEP('97577532');</text:span></text:p>
      <text:p text:style-name="Preformatted_20_Text"><text:span text:style-name="Source_20_Text"><text:s text:c="2"/>finally</text:span></text:p>
      <text:p text:style-name="Preformatted_20_Text"><text:soft-page-break/><text:span text:style-name="Source_20_Text"><text:s text:c="4"/>ConsultaCEP.Free;</text:span></text:p>
      <text:p text:style-name="Preformatted_20_Text"><text:span text:style-name="Source_20_Text"><text:s text:c="2"/>end;</text:span></text:p>
      <text:p text:style-name="Preformatted_20_Text"><text:span text:style-name="Source_20_Text">end;</text:span></text:p>
      <text:p text:style-name="Preformatted_20_Text"><text:span text:style-name="Source_20_Text"/></text:p>
      <text:p text:style-name="Preformatted_20_Text"><text:span text:style-name="Source_20_Text">procedure TForm7.OnErro(Sender: TObject; const ErroMsg: string);</text:span></text:p>
      <text:p text:style-name="Preformatted_20_Text"><text:span text:style-name="Source_20_Text">begin</text:span></text:p>
      <text:p text:style-name="Preformatted_20_Text"><text:span text:style-name="Source_20_Text"><text:s text:c="2"/>raise Exception.Create(ErroMsg);</text:span></text:p>
      <text:p text:style-name="Preformatted_20_Text"><text:span text:style-name="Source_20_Text">end;</text:span></text:p>
      <text:p text:style-name="Preformatted_20_Text"><text:span text:style-name="Source_20_Text"/></text:p>
      <text:p text:style-name="Preformatted_20_Text"><text:span text:style-name="Source_20_Text">procedure TForm7.OnResult(const Endereco: TEndereco);</text:span></text:p>
      <text:p text:style-name="Preformatted_20_Text"><text:span text:style-name="Source_20_Text">begin</text:span></text:p>
      <text:p text:style-name="Preformatted_20_Text"><text:span text:style-name="Source_20_Text"><text:s text:c="2"/>ShowMessage('Endereço: ' + Endereco.Logradouro);</text:span></text:p>
      <text:p text:style-name="Preformatted_20_Text"><text:span text:style-name="Source_20_Text">end;</text:span></text:p>
      <text:p text:style-name="Preformatted_20_Text"><text:span text:style-name="Source_20_Text"/></text:p>
      <text:p text:style-name="P3"><text:span text:style-name="Source_20_Text"><text:span text:style-name="T7">2. Aplicação de Exemplo: </text:span></text:span></text:p>
      <text:p text:style-name="P3"><text:span text:style-name="Source_20_Text"><text:span text:style-name="T8">Na pasta </text:span></text:span><text:span text:style-name="Source_20_Text"><text:span text:style-name="T9">App</text:span></text:span><text:span text:style-name="Source_20_Text"><text:span text:style-name="T8">, você encontrará uma aplicação de exemplo que demonstra como utilizar o componente. Esta aplicação utiliza o SQLite como banco de dados e inclui um arquivo </text:span></text:span><text:span text:style-name="Source_20_Text"><text:span text:style-name="T9">config.ini</text:span></text:span><text:span text:style-name="Source_20_Text"><text:span text:style-name="T8"> para </text:span></text:span><text:span text:style-name="Source_20_Text"><text:span text:style-name="T10">definir o local da base de dados</text:span></text:span><text:span text:style-name="Source_20_Text"><text:span text:style-name="T8">. </text:span></text:span></text:p>
      <text:p text:style-name="P3"><text:span text:style-name="Source_20_Text"><text:span text:style-name="T8">- A aplicação grava todas as consultas realizadas na base. Caso um registro já exista, ela pergunta se você deseja atualizar os dados. </text:span></text:span></text:p>
      <text:h text:style-name="Heading_20_3" text:outline-level="3">Testes</text:h>
      <text:p text:style-name="Text_20_body">O projeto inclui tanto testes unitários quanto testes de integração para validar o funcionamento do componente.</text:p>
      <text:h text:style-name="Heading_20_4" text:outline-level="4">Executar os Testes</text:h>
      <text:list text:style-name="L4">
        <text:list-item>
          <text:p text:style-name="P9"><text:span text:style-name="Strong_20_Emphasis">Testes Unitários</text:span>: Validações de formatação de retorno (JSON e XML), erros de consulta e comportamento esperado do componente.</text:p>
        </text:list-item>
        <text:list-item>
          <text:p text:style-name="P8"><text:span text:style-name="Strong_20_Emphasis">Testes de Integração</text:span>: Executam consultas reais a APIs de CEP e verificam se as respostas são processadas corretamente pelo componente.</text:p>
        </text:list-item>
      </text:list>
      <text:list text:style-name="L5">
        <text:list-item>
          <text:p text:style-name="P11">Abra o projeto de testes no Delphi.</text:p>
        </text:list-item>
        <text:list-item>
          <text:p text:style-name="P10">Execute os testes diretamente no DUnitX.</text:p>
        </text:list-item>
      </text:list>
      <text:h text:style-name="Heading_20_4" text:outline-level="4">Exemplo de Teste Unitário para JSON</text:h>
      <text:p text:style-name="Preformatted_20_Text"/>
      <text:p text:style-name="P1"><text:span text:style-name="Source_20_Text">procedure TMyTestObject.TestConsultaJSONPorCEP;</text:span></text:p>
      <text:p text:style-name="P1"><text:span text:style-name="Source_20_Text">begin</text:span></text:p>
      <text:p text:style-name="P1"><text:span text:style-name="Source_20_Text"><text:s text:c="2"/>SysConsultaCEP1.RetornoTipo := JSON;</text:span></text:p>
      <text:p text:style-name="P1"><text:span text:style-name="Source_20_Text"><text:s text:c="2"/>SysConsultaCEP1.OnError := OnErro;</text:span></text:p>
      <text:p text:style-name="P1"><text:span text:style-name="Source_20_Text"><text:s text:c="2"/>SysConsultaCEP1.OnResult := OnResultTestJSON;</text:span></text:p>
      <text:p text:style-name="P1"><text:span text:style-name="Source_20_Text"><text:s text:c="2"/>SysConsultaCEP1.ConsultarPorCEP('97577532');</text:span></text:p>
      <text:p text:style-name="P1"><text:span text:style-name="Source_20_Text">end;</text:span></text:p>
      <text:p text:style-name="P1"><text:span text:style-name="Source_20_Text"/></text:p>
      <text:p text:style-name="P1"><text:span text:style-name="Source_20_Text">procedure TMyTestObject.TestConsultaJSONPorEndereco;</text:span></text:p>
      <text:p text:style-name="P1"><text:span text:style-name="Source_20_Text">begin</text:span></text:p>
      <text:p text:style-name="P1"><text:span text:style-name="Source_20_Text"><text:s text:c="2"/>SysConsultaCEP1.RetornoTipo := JSON;</text:span></text:p>
      <text:p text:style-name="P1"><text:span text:style-name="Source_20_Text"><text:s text:c="2"/>SysConsultaCEP1.OnError := OnErro;</text:span></text:p>
      <text:p text:style-name="P1"><text:span text:style-name="Source_20_Text"><text:s text:c="2"/>SysConsultaCEP1.OnResult := OnResultTestJSONEndereco;</text:span></text:p>
      <text:p text:style-name="P1"><text:span text:style-name="Source_20_Text"><text:s text:c="2"/>SysConsultaCEP1.ConsultarPorEndereco('RS', 'SANTANA DO LIVRAMENTO', 'LUIZ PEDRO IRIGOIEN');</text:span></text:p>
      <text:p text:style-name="P1"><text:span text:style-name="Source_20_Text">end;</text:span></text:p>
      <text:h text:style-name="Heading_20_3" text:outline-level="3">Como Executar o Projeto</text:h>
      <text:p text:style-name="Text_20_body">Certifique-se de que as dependências estejam configuradas no seu ambiente Delphi, <text:span text:style-name="T1">e execute a aplicação prjTestes.exe</text:span>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6:18:08.014000000</meta:creation-date>
    <dc:date>2024-10-21T16:55:15.649000000</dc:date>
    <meta:editing-duration>PT37M7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3" meta:paragraph-count="72" meta:word-count="436" meta:character-count="3458" meta:non-whitespace-character-count="3032"/>
  </office:meta>
</office:document-meta>
</file>